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officeooo:rsid="00107a99" officeooo:paragraph-rsid="00107a99"/>
    </style:style>
    <style:style style:name="P2" style:family="paragraph" style:parent-style-name="Standard" style:list-style-name="L1">
      <style:text-properties style:font-name="Courier New" officeooo:rsid="00107a99" officeooo:paragraph-rsid="00107a99"/>
    </style:style>
    <style:style style:name="P3" style:family="paragraph" style:parent-style-name="Standard">
      <style:text-properties fo:color="#2a6099" loext:opacity="100%" style:font-name="Courier New" fo:font-weight="bold" officeooo:rsid="00107a99" officeooo:paragraph-rsid="00107a99" style:font-weight-asian="bold" style:font-weight-complex="bold"/>
    </style:style>
    <style:style style:name="P4" style:family="paragraph" style:parent-style-name="Standard">
      <style:text-properties fo:color="#2a6099" loext:opacity="100%" style:font-name="Courier New" officeooo:rsid="00107a99" officeooo:paragraph-rsid="00107a99"/>
    </style:style>
    <style:style style:name="P5" style:family="paragraph" style:parent-style-name="Standard">
      <style:text-properties fo:color="#2a6099" loext:opacity="100%" style:font-name="Courier New" fo:font-weight="normal" officeooo:rsid="00107a99" officeooo:paragraph-rsid="00107a99" style:font-weight-asian="normal" style:font-weight-complex="normal"/>
    </style:style>
    <style:style style:name="P6" style:family="paragraph" style:parent-style-name="Standard">
      <style:text-properties fo:color="#2a6099" loext:opacity="100%" style:font-name="Courier New" fo:font-weight="normal" officeooo:rsid="00140d91" officeooo:paragraph-rsid="00140d91" style:font-weight-asian="normal" style:font-weight-complex="normal"/>
    </style:style>
    <style:style style:name="T1" style:family="text">
      <style:text-properties officeooo:rsid="0012eb46"/>
    </style:style>
    <style:style style:name="T2" style:family="text">
      <style:text-properties officeooo:rsid="00124560"/>
    </style:style>
    <style:style style:name="T3" style:family="text">
      <style:text-properties fo:color="#2a6099" loext:opacity="100%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f5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.1<text:tab/><text:tab/><text:tab/><text:tab/><text:tab/><text:tab/><text:tab/>Bases de Datos <text:span text:style-name="T1">24/25</text:span></text:p>
      <text:p text:style-name="P1"/>
      <text:p text:style-name="P1">Ángel García Pérez</text:p>
      <text:p text:style-name="P1"/>
      <text:p text:style-name="P1"/>
      <text:p text:style-name="P1">Dispongo de un fichero de datos cuyo registro lógico es de 256B, lo estoy usando en un sistema cuyo registro físico de 30kb. Se pide:</text:p>
      <text:p text:style-name="P1"/>
      <text:list text:style-name="L1">
        <text:list-item>
          <text:p text:style-name="P2">Factor de bloque del sistema</text:p>
        </text:list-item>
        <text:list-item>
          <text:p text:style-name="P2">Bloque del registro 23045 y posición dentro de buffer</text:p>
        </text:list-item>
        <text:list-item>
          <text:p text:style-name="P2">Bloque del registro 12 y posición dentro del buffer</text:p>
        </text:list-item>
        <text:list-item>
          <text:p text:style-name="P2">Bloque del registro 10000 y posición dentro del buffer</text:p>
        </text:list-item>
      </text:list>
      <text:p text:style-name="P1"/>
      <text:p text:style-name="P3">1. Factor de bloque del sistema</text:p>
      <text:p text:style-name="P4"/>
      <text:p text:style-name="P4">Registro físico = 30 * 1024 = 30720 B</text:p>
      <text:p text:style-name="P4"/>
      <text:p text:style-name="P4">FBL = Registro físico / registro lógico = 30720 / 256 = 120</text:p>
      <text:p text:style-name="P4"/>
      <text:p text:style-name="P3">2. Bloque del registro 23045 y posición dentro de buffer</text:p>
      <text:p text:style-name="P4"/>
      <text:p text:style-name="P4">Bloque = registro / FBL = 23045 / 120 = 192,04166666666666666666666666667 (193 redondeado)</text:p>
      <text:p text:style-name="P4"/>
      <text:p text:style-name="P4">Posición 23045 MOD 120 = 5</text:p>
      <text:p text:style-name="P4"/>
      <text:p text:style-name="P3">3. Bloque de registro 12 y posición dentro del buffer</text:p>
      <text:p text:style-name="P5"/>
      <text:p text:style-name="P5">Bloque = registro / FBL = 12 / 120 = 0,1 <text:span text:style-name="T2">= 1</text:span></text:p>
      <text:p text:style-name="P5"/>
      <text:p text:style-name="P5">Posición 12 MOD 120 = 12</text:p>
      <text:p text:style-name="P1"><text:span text:style-name="T3"/></text:p>
      <text:p text:style-name="P4"><text:span text:style-name="T4">4. </text:span><text:span text:style-name="T5">Bloque del registro 10000 y posición dentro del buffer</text:span></text:p>
      <text:p text:style-name="P4"><text:span text:style-name="T5"/></text:p>
      <text:p text:style-name="P5">Bloque = registro / FBL = 10000 / 120 = 83,3333333333 <text:span text:style-name="T6">= 84</text:span></text:p>
      <text:p text:style-name="P5"/>
      <text:p text:style-name="P5">Posición 10000 MOD 120 = 40</text:p>
      <text:p text:style-name="P5"/>
      <text:p text:style-name="P6">Para determinar el Bloque se redondea por exceso, para determinar el factor de bloqueo se redondea por defec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4:14:28.724000000</meta:creation-date>
    <dc:date>2024-09-23T08:44:19.301000000</dc:date>
    <meta:editing-duration>PT26M24S</meta:editing-duration>
    <meta:editing-cycles>5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20" meta:word-count="203" meta:character-count="1053" meta:non-whitespace-character-count="868"/>
  </office:meta>
</office:document-meta>
</file>